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4e8a" officeooo:paragraph-rsid="00124e8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int main()</text:p>
      <text:p text:style-name="Standard">{</text:p>
      <text:p text:style-name="Standard"/>
      <text:p text:style-name="Standard"><text:s text:c="4"/>int *a[5] = {1,2,3,4,5};</text:p>
      <text:p text:style-name="Standard"/>
      <text:p text:style-name="Standard"><text:s text:c="4"/>int <text:s/>*p=a;</text:p>
      <text:p text:style-name="Standard"/>
      <text:p text:style-name="Standard"><text:s text:c="4"/>printf ("P is address of %d\n",a);</text:p>
      <text:p text:style-name="Standard"/>
      <text:p text:style-name="Standard"><text:s text:c="4"/>printf ("p is address of %d\n", p++);</text:p>
      <text:p text:style-name="Standard"/>
      <text:p text:style-name="Standard"><text:s text:c="4"/>printf ("p is address of %d\n",*p);</text:p>
      <text:p text:style-name="Standard"/>
      <text:p text:style-name="Standard"><text:s text:c="4"/>printf ("p is address of %d\n",p);</text:p>
      <text:p text:style-name="Standard"/>
      <text:p text:style-name="Standard"><text:s text:c="4"/>printf ("p is address of %d\n",++p);</text:p>
      <text:p text:style-name="Standard"/>
      <text:p text:style-name="Standard"><text:s text:c="4"/>printf ("p is address of %d\n",*p++);</text:p>
      <text:p text:style-name="Standard"><text:s text:c="4"/>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Output</text:span> <text:s/><text:span text:style-name="T1">: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P is address of -2037176368</text:p>
      <text:p text:style-name="P1"/>
      <text:p text:style-name="P1">p is address of -2037176368</text:p>
      <text:p text:style-name="P1"/>
      <text:p text:style-name="P1">p is address of 0</text:p>
      <text:p text:style-name="P1"/>
      <text:p text:style-name="P1">p is address of -2037176364</text:p>
      <text:p text:style-name="P1"/>
      <text:p text:style-name="P1">p is address of -2037176360</text:p>
      <text:p text:style-name="P1"/>
      <text:p text:style-name="P1">p is address of 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11:55:25.151147736</meta:creation-date>
    <dc:date>2022-09-15T11:58:15.633412347</dc:date>
    <meta:editing-duration>PT2M52S</meta:editing-duration>
    <meta:editing-cycles>1</meta:editing-cycles>
    <meta:document-statistic meta:table-count="0" meta:image-count="0" meta:object-count="0" meta:page-count="1" meta:paragraph-count="20" meta:word-count="81" meta:character-count="464" meta:non-whitespace-character-count="364"/>
    <meta:generator>LibreOffice/6.4.7.2$Linux_X86_64 LibreOffice_project/40$Build-2</meta:generator>
  </office:meta>
</office:document-meta>
</file>